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614cm"/>
    </style:style>
    <style:style style:name="co18" style:family="table-column">
      <style:table-column-properties fo:break-before="auto" style:column-width="0.998cm"/>
    </style:style>
    <style:style style:name="co19" style:family="table-column">
      <style:table-column-properties fo:break-before="auto" style:column-width="1.226cm"/>
    </style:style>
    <style:style style:name="co20" style:family="table-column">
      <style:table-column-properties fo:break-before="auto" style:column-width="0.642cm"/>
    </style:style>
    <style:style style:name="co21" style:family="table-column">
      <style:table-column-properties fo:break-before="auto" style:column-width="13.847cm"/>
    </style:style>
    <style:style style:name="co22" style:family="table-column">
      <style:table-column-properties fo:break-before="auto" style:column-width="0.693cm"/>
    </style:style>
    <style:style style:name="co23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0.60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0.499cm"/>
    </style:style>
    <style:style style:name="co15" style:family="table-column">
      <style:table-column-properties fo:break-before="auto" style:column-width="1.452cm"/>
    </style:style>
    <style:style style:name="co24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1.288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16cm"/>
    </style:style>
    <style:style style:name="co29" style:family="table-column">
      <style:table-column-properties fo:break-before="auto" style:column-width="1.178cm"/>
    </style:style>
    <style:style style:name="co30" style:family="table-column">
      <style:table-column-properties fo:break-before="auto" style:column-width="1.369cm"/>
    </style:style>
    <style:style style:name="co31" style:family="table-column">
      <style:table-column-properties fo:break-before="auto" style:column-width="1.097cm"/>
    </style:style>
    <style:style style:name="co32" style:family="table-column">
      <style:table-column-properties fo:break-before="auto" style:column-width="1.071cm"/>
    </style:style>
    <style:style style:name="co33" style:family="table-column">
      <style:table-column-properties fo:break-before="auto" style:column-width="22.869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 style:data-style-name="N0"/>
    <style:style style:name="ce15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16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109"/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8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8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9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ext-properties fo:font-style="italic" style:font-style-asian="italic" style:font-style-complex="italic"/>
    </style:style>
    <style:style style:name="ce282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6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6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19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>
      <style:table-cell-properties fo:background-color="transparent"/>
    </style:style>
    <style:style style:name="ce19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ext-properties fo:color="#999999" fo:font-style="italic" style:font-style-asian="italic" style:font-style-complex="italic"/>
    </style:style>
    <style:style style:name="ce20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12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8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3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8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2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9">
      <style:table-cell-properties style:vertical-align="automatic"/>
    </style:style>
    <style:style style:name="ce23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vertical-align="automatic"/>
    </style:style>
    <style:style style:name="ce23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4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6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6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67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73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8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>
      <style:table-cell-properties fo:background-color="#99ccff" style:vertical-align="top"/>
    </style:style>
    <style:style style:name="ce29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ff99"/>
    </style:style>
    <style:style style:name="ce29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0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2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10"/>
    <style:style style:name="ce13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42" style:family="table-cell" style:parent-style-name="Default" style:data-style-name="N100"/>
    <style:style style:name="ce14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4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5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109"/>
    <style:style style:name="ce221" style:family="table-cell" style:parent-style-name="Default">
      <style:text-properties fo:font-style="normal" style:font-style-asian="normal" style:font-style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45" style:family="table-cell" style:parent-style-name="Default" style:data-style-name="N0"/>
    <style:style style:name="ce246" style:family="table-cell" style:parent-style-name="Default">
      <style:text-properties fo:font-style="italic" style:font-style-asian="italic" style:font-style-complex="italic"/>
    </style:style>
    <style:style style:name="ce250" style:family="table-cell" style:parent-style-name="Default">
      <style:text-properties fo:font-weight="normal" style:font-weight-asian="normal" style:font-weight-complex="normal"/>
    </style:style>
    <style:style style:name="ce25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8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306" style:family="table-cell" style:parent-style-name="Default">
      <style:text-properties fo:color="#999999" fo:font-style="italic" style:font-style-asian="italic" style:font-style-complex="italic"/>
    </style:style>
    <style:style style:name="ce30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1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15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1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1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1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 style:data-style-name="N109">
      <style:table-cell-properties style:vertical-align="automatic"/>
    </style:style>
    <style:style style:name="ce32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</style:style>
    <style:style style:name="ce32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2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3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4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42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4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4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5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>
      <style:table-cell-properties fo:background-color="#99ccff" style:vertical-align="top"/>
    </style:style>
    <style:style style:name="ce35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59" style:family="table-cell" style:parent-style-name="Default">
      <style:table-cell-properties fo:background-color="#ffff99"/>
    </style:style>
    <style:style style:name="ce36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0" style:family="table-cell" style:parent-style-name="Default">
      <style:table-cell-properties fo:wrap-option="wrap"/>
    </style:style>
    <style:style style:name="ce30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style:text-position="super 58%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3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4" style:family="text">
      <style:text-properties style:font-name="Arial" fo:font-size="10pt" style:font-size-asian="10pt" style:font-size-complex="10pt"/>
    </style:style>
    <style:style style:name="T25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6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27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28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2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34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5" style:family="text">
      <style:text-properties fo:color="#0000ff"/>
    </style:style>
    <style:style style:name="T36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4" table:default-cell-style-name="ce142"/>
        <table:table-column table:style-name="co26" table:number-columns-repeated="4" table:default-cell-style-name="ce142"/>
        <table:table-column table:style-name="co14" table:default-cell-style-name="ce142"/>
        <table:table-column table:style-name="co27" table:default-cell-style-name="ce142"/>
        <table:table-column table:style-name="co24" table:default-cell-style-name="ce142"/>
        <table:table-column table:style-name="co28" table:default-cell-style-name="ce142"/>
        <table:table-column table:style-name="co29" table:default-cell-style-name="ce142"/>
        <table:table-column table:style-name="co30" table:default-cell-style-name="ce142"/>
        <table:table-column table:style-name="co31" table:number-columns-repeated="2" table:default-cell-style-name="ce142"/>
        <table:table-column table:style-name="co14" table:default-cell-style-name="ce142"/>
        <table:table-column table:style-name="co32" table:default-cell-style-name="ce142"/>
        <table:table-column table:style-name="co14" table:default-cell-style-name="ce142"/>
        <table:table-column table:style-name="co33" table:default-cell-style-name="ce142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0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6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06" table:number-columns-repeated="40"/>
        </table:table-row>
        <table:table-row table:style-name="ro1">
          <table:table-cell table:number-columns-repeated="2"/>
          <table:table-cell table:style-name="ce123" office:value-type="string" calcext:value-type="string">
            <text:p>Step</text:p>
          </table:table-cell>
          <table:table-cell table:style-name="ce127"/>
          <table:table-cell table:style-name="ce127" office:value-type="string" calcext:value-type="string">
            <text:p>Duration</text:p>
          </table:table-cell>
          <table:table-cell table:style-name="ce135" office:value-type="string" calcext:value-type="string">
            <text:p>of Step</text:p>
          </table:table-cell>
          <table:table-cell table:style-name="ce135" office:value-type="string" calcext:value-type="string">
            <text:p>in Total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6" table:formula="of:=['1. Regression Testing'.$H$3]" office:value-type="time" office:time-value="PT14H00M00S" calcext:value-type="time">
            <text:p>14:00</text:p>
          </table:table-cell>
          <table:table-cell table:style-name="ce136" table:formula="of:=['1. Regression Testing'.$J$3]" office:value-type="time" office:time-value="PT14H00M00S" calcext:value-type="time">
            <text:p>14:0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6" table:formula="of:=['2. Preparation'.$H$3]" office:value-type="time" office:time-value="PT01H40M00S" calcext:value-type="time">
            <text:p>01:40</text:p>
          </table:table-cell>
          <table:table-cell table:style-name="ce136" table:formula="of:=['2. Preparation'.$J$3]" office:value-type="time" office:time-value="PT15H40M00S" calcext:value-type="time">
            <text:p>15:4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6" table:formula="of:=['3. Final Testing'.$H$3]" office:value-type="time" office:time-value="PT02H30M00S" calcext:value-type="time">
            <text:p>02:30</text:p>
          </table:table-cell>
          <table:table-cell table:style-name="ce136" table:formula="of:=['3. Final Testing'.$J$3]" office:value-type="time" office:time-value="PT18H10M00S" calcext:value-type="time">
            <text:p>18:1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6" table:formula="of:=['4. Build'.$H$3]" office:value-type="time" office:time-value="PT00H40M00S" calcext:value-type="time">
            <text:p>00:40</text:p>
          </table:table-cell>
          <table:table-cell table:style-name="ce136" table:formula="of:=['4. Build'.$J$3]" office:value-type="time" office:time-value="PT18H50M00S" calcext:value-type="time">
            <text:p>18:5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9H25M00S" calcext:value-type="time">
            <text:p>19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9H25M00S" calcext:value-type="time">
            <text:p>19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6" table:formula="of:=['7. Upload'.$H$3]" office:value-type="time" office:time-value="PT01H20M00S" calcext:value-type="time">
            <text:p>01:20</text:p>
          </table:table-cell>
          <table:table-cell table:style-name="ce136" table:formula="of:=['7. Upload'.$J$3]" office:value-type="time" office:time-value="PT20H45M00S" calcext:value-type="time">
            <text:p>20:4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6" table:formula="of:=['8. Finalization'.$H$3]" office:value-type="time" office:time-value="PT03H45M00S" calcext:value-type="time">
            <text:p>03:45</text:p>
          </table:table-cell>
          <table:table-cell table:style-name="ce136" table:formula="of:=['8. Finalization'.$J$3]" office:value-type="time" office:time-value="PT24H00M00S" calcext:value-type="time">
            <text:p>24:00</text:p>
          </table:table-cell>
          <table:table-cell table:style-name="ce13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06" office:value-type="string" calcext:value-type="string">
            <text:p>The YAT story:</text:p>
          </table:table-cell>
          <table:table-cell table:style-name="ce106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06" table:number-columns-repeated="40"/>
        </table:table-row>
        <table:table-row table:style-name="ro1">
          <table:table-cell table:style-name="ce107"/>
          <table:table-cell table:style-name="ce119" office:value-type="string" calcext:value-type="string">
            <text:p>Date</text:p>
          </table:table-cell>
          <table:table-cell table:style-name="ce125"/>
          <table:table-cell table:style-name="ce128" office:value-type="string" calcext:value-type="string">
            <text:p>Designation</text:p>
          </table:table-cell>
          <table:table-cell table:style-name="ce119"/>
          <table:table-cell table:style-name="ce127" table:number-columns-repeated="2"/>
          <table:table-cell table:style-name="ce139" office:value-type="string" calcext:value-type="string">
            <text:p>YAT</text:p>
          </table:table-cell>
          <table:table-cell table:style-name="ce139" office:value-type="string" calcext:value-type="string">
            <text:p>MKY</text:p>
          </table:table-cell>
          <table:table-cell table:style-name="ce139" office:value-type="string" calcext:value-type="string">
            <text:p>ALAZ</text:p>
          </table:table-cell>
          <table:table-cell table:style-name="ce139" office:value-type="string" calcext:value-type="string">
            <text:p>NUnit</text:p>
          </table:table-cell>
          <table:table-cell table:style-name="ce139" office:value-type="string" calcext:value-type="string">
            <text:p>netrtf.</text:p>
          </table:table-cell>
          <table:table-cell table:style-name="ce145"/>
          <table:table-cell table:style-name="ce139" office:value-type="string" calcext:value-type="string">
            <text:p>LU.xml</text:p>
          </table:table-cell>
          <table:table-cell table:style-name="ce139" office:value-type="string" calcext:value-type="string">
            <text:p>RU.xml</text:p>
          </table:table-cell>
          <table:table-cell table:style-name="ce139" office:value-type="string" calcext:value-type="string">
            <text:p>.yac</text:p>
          </table:table-cell>
          <table:table-cell table:style-name="ce139" office:value-type="string" calcext:value-type="string">
            <text:p>.yacp</text:p>
          </table:table-cell>
          <table:table-cell table:style-name="ce139" office:value-type="string" calcext:value-type="string">
            <text:p>.yacps</text:p>
          </table:table-cell>
          <table:table-cell table:style-name="ce139" office:value-type="string" calcext:value-type="string">
            <text:p>.yat</text:p>
          </table:table-cell>
          <table:table-cell table:style-name="ce139" office:value-type="string" calcext:value-type="string">
            <text:p>.yaw</text:p>
          </table:table-cell>
          <table:table-cell table:style-name="ce145"/>
          <table:table-cell table:style-name="ce139" office:value-type="string" calcext:value-type="string">
            <text:p>SVN</text:p>
          </table:table-cell>
          <table:table-cell table:style-name="ce145"/>
          <table:table-cell table:style-name="ce139" office:value-type="string" calcext:value-type="string">
            <text:p>Remarks</text:p>
          </table:table-cell>
          <table:table-cell table:style-name="ce107" table:number-columns-repeated="40"/>
        </table:table-row>
        <table:table-row table:style-name="ro2">
          <table:table-cell table:style-name="ce107"/>
          <table:table-cell table:style-name="ce120" office:value-type="string" calcext:value-type="string">
            <text:p>2021-0x-xx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40" office:value-type="string" calcext:value-type="string">
            <text:p>2.4.0</text:p>
          </table:table-cell>
          <table:table-cell table:style-name="ce143" office:value-type="string" calcext:value-type="string">
            <text:p>1.0.28</text:p>
          </table:table-cell>
          <table:table-cell table:style-name="ce143" office:value-type="string" calcext:value-type="string">
            <text:p>3.5.24</text:p>
          </table:table-cell>
          <table:table-cell table:style-name="ce143" office:value-type="string" calcext:value-type="string">
            <text:p>1.0.22</text:p>
          </table:table-cell>
          <table:table-cell table:style-name="ce143" office:value-type="string" calcext:value-type="string">
            <text:p>0.9.25</text:p>
          </table:table-cell>
          <table:table-cell table:style-name="ce146"/>
          <table:table-cell table:style-name="ce143" office:value-type="string" calcext:value-type="string">
            <text:p>1.7.0</text:p>
          </table:table-cell>
          <table:table-cell table:style-name="ce140" office:value-type="string" calcext:value-type="string">
            <text:p>1.2.1</text:p>
          </table:table-cell>
          <table:table-cell table:number-columns-repeated="3" table:style-name="ce143" office:value-type="string" calcext:value-type="string">
            <text:p>1.0.2</text:p>
          </table:table-cell>
          <table:table-cell table:style-name="ce140" office:value-type="string" calcext:value-type="string">
            <text:p>1.7.1</text:p>
          </table:table-cell>
          <table:table-cell table:style-name="ce153" office:value-type="string" calcext:value-type="string">
            <text:p>1.2.3</text:p>
          </table:table-cell>
          <table:table-cell table:style-name="ce146"/>
          <table:table-cell table:style-name="ce143" office:value-type="string" calcext:value-type="string">
            <text:p>2600</text:p>
          </table:table-cell>
          <table:table-cell table:style-name="ce148"/>
          <table:table-cell table:style-name="ce140" office:value-type="string" calcext:value-type="string">
            <text:p><text:span text:style-name="T21">Version of 3</text:span><text:span text:style-name="T22">rd</text:span><text:span text:style-name="T21"> party assemblies also incremented twice to prevent potential version conflicts at those who have tested the preliminary versions.</text:span></text:p>
          </table:table-cell>
          <table:table-cell table:style-name="ce107" table:number-columns-repeated="40"/>
        </table:table-row>
        <table:table-row table:style-name="ro2">
          <table:table-cell table:style-name="ce107"/>
          <table:table-cell table:style-name="ce121" office:value-type="date" office:date-value="2019-10-04" calcext:value-type="date">
            <text:p>2019-10-04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0" office:value-type="string" calcext:value-type="string">
            <text:p>2.1.0</text:p>
          </table:table-cell>
          <table:table-cell table:style-name="ce140" office:value-type="string" calcext:value-type="string">
            <text:p>1.0.27</text:p>
          </table:table-cell>
          <table:table-cell table:style-name="ce140" office:value-type="string" calcext:value-type="string">
            <text:p>3.5.23</text:p>
          </table:table-cell>
          <table:table-cell table:style-name="ce140" office:value-type="string" calcext:value-type="string">
            <text:p>1.0.21</text:p>
          </table:table-cell>
          <table:table-cell table:style-name="ce140" office:value-type="string" calcext:value-type="string">
            <text:p>0.9.24</text:p>
          </table:table-cell>
          <table:table-cell table:style-name="ce146"/>
          <table:table-cell table:style-name="ce140" office:value-type="string" calcext:value-type="string">
            <text:p>1.7.0</text:p>
          </table:table-cell>
          <table:table-cell table:style-name="ce140" office:value-type="string" calcext:value-type="string">
            <text:p>1.2.0</text:p>
          </table:table-cell>
          <table:table-cell table:number-columns-repeated="3" table:style-name="ce140" office:value-type="string" calcext:value-type="string">
            <text:p>1.0.2</text:p>
          </table:table-cell>
          <table:table-cell table:style-name="ce140" office:value-type="string" calcext:value-type="string">
            <text:p>1.7.0</text:p>
          </table:table-cell>
          <table:table-cell table:style-name="ce150" office:value-type="string" calcext:value-type="string">
            <text:p>1.2.3</text:p>
          </table:table-cell>
          <table:table-cell table:style-name="ce146"/>
          <table:table-cell table:style-name="ce140" office:value-type="string" calcext:value-type="string">
            <text:p>255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40"/>
        </table:table-row>
        <table:table-row table:style-name="ro2">
          <table:table-cell table:style-name="ce107"/>
          <table:table-cell table:style-name="ce121" office:value-type="date" office:date-value="2018-04-13" calcext:value-type="date">
            <text:p>2018-04-13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0" office:value-type="string" calcext:value-type="string">
            <text:p>2.0.0</text:p>
          </table:table-cell>
          <table:table-cell table:style-name="ce140" office:value-type="string" calcext:value-type="string">
            <text:p>1.0.25</text:p>
          </table:table-cell>
          <table:table-cell table:style-name="ce140" office:value-type="string" calcext:value-type="string">
            <text:p>3.5.21</text:p>
          </table:table-cell>
          <table:table-cell table:style-name="ce140" office:value-type="string" calcext:value-type="string">
            <text:p>1.0.19</text:p>
          </table:table-cell>
          <table:table-cell table:style-name="ce140" office:value-type="string" calcext:value-type="string">
            <text:p>0.9.22</text:p>
          </table:table-cell>
          <table:table-cell table:style-name="ce148"/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1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2.3</text:p>
          </table:table-cell>
          <table:table-cell table:style-name="ce148"/>
          <table:table-cell table:style-name="ce140" office:value-type="string" calcext:value-type="string">
            <text:p>1919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40"/>
        </table:table-row>
        <table:table-row table:style-name="ro2">
          <table:table-cell table:style-name="ce107"/>
          <table:table-cell table:style-name="ce121" office:value-type="date" office:date-value="2018-01-12" calcext:value-type="date">
            <text:p>2018-01-12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0" office:value-type="string" calcext:value-type="string">
            <text:p>1.99.90</text:p>
          </table:table-cell>
          <table:table-cell table:style-name="ce140" office:value-type="string" calcext:value-type="string">
            <text:p>1.0.23</text:p>
          </table:table-cell>
          <table:table-cell table:style-name="ce141" office:value-type="string" calcext:value-type="string">
            <text:p>3.5.19</text:p>
          </table:table-cell>
          <table:table-cell table:style-name="ce140" office:value-type="string" calcext:value-type="string">
            <text:p>1.0.18</text:p>
          </table:table-cell>
          <table:table-cell table:style-name="ce141" office:value-type="string" calcext:value-type="string">
            <text:p>0.9.20</text:p>
          </table:table-cell>
          <table:table-cell table:style-name="ce148"/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0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2.2</text:p>
          </table:table-cell>
          <table:table-cell table:style-name="ce148"/>
          <table:table-cell table:style-name="ce140" office:value-type="string" calcext:value-type="string">
            <text:p>181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40"/>
        </table:table-row>
        <table:table-row table:style-name="ro2">
          <table:table-cell table:style-name="ce107"/>
          <table:table-cell table:style-name="ce121" office:value-type="date" office:date-value="2017-10-15" calcext:value-type="date">
            <text:p>2017-10-1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0" office:value-type="string" calcext:value-type="string">
            <text:p>1.99.80</text:p>
          </table:table-cell>
          <table:table-cell table:style-name="ce141" office:value-type="string" calcext:value-type="string">
            <text:p>1.0.21</text:p>
          </table:table-cell>
          <table:table-cell table:style-name="ce141" office:value-type="string" calcext:value-type="string">
            <text:p>3.5.17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0.9.18</text:p>
          </table:table-cell>
          <table:table-cell table:style-name="ce148"/>
          <table:table-cell table:style-name="ce140" office:value-type="string" calcext:value-type="string">
            <text:p>1.5.2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2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60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40"/>
        </table:table-row>
        <table:table-row table:style-name="ro1">
          <table:table-cell table:style-name="ce107"/>
          <table:table-cell table:style-name="ce121" office:value-type="date" office:date-value="2017-07-04" calcext:value-type="date">
            <text:p>2017-07-04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0" office:value-type="string" calcext:value-type="string">
            <text:p>1.99.70</text:p>
          </table:table-cell>
          <table:table-cell table:style-name="ce141" office:value-type="string" calcext:value-type="string">
            <text:p>1.0.19</text:p>
          </table:table-cell>
          <table:table-cell table:style-name="ce141" office:value-type="string" calcext:value-type="string">
            <text:p>3.5.15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0.9.16</text:p>
          </table:table-cell>
          <table:table-cell table:style-name="ce148"/>
          <table:table-cell table:style-name="ce140" office:value-type="string" calcext:value-type="string">
            <text:p>1.5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1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410</text:p>
          </table:table-cell>
          <table:table-cell/>
          <table:table-cell table:style-name="ce140"/>
          <table:table-cell/>
          <table:table-cell table:style-name="ce107" table:number-columns-repeated="39"/>
        </table:table-row>
        <table:table-row table:style-name="ro1">
          <table:table-cell table:style-name="ce107"/>
          <table:table-cell table:style-name="ce121" office:value-type="date" office:date-value="2016-09-30" calcext:value-type="date">
            <text:p>2016-09-3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0" office:value-type="string" calcext:value-type="string">
            <text:p>1.99.52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3.5.14</text:p>
          </table:table-cell>
          <table:table-cell table:style-name="ce141" office:value-type="string" calcext:value-type="string">
            <text:p>1.0.14</text:p>
          </table:table-cell>
          <table:table-cell table:style-name="ce141" office:value-type="string" calcext:value-type="string">
            <text:p>0.9.15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90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07" table:number-columns-repeated="39"/>
        </table:table-row>
        <table:table-row table:style-name="ro1">
          <table:table-cell table:style-name="ce107"/>
          <table:table-cell table:style-name="ce121" office:value-type="date" office:date-value="2016-09-17" calcext:value-type="date">
            <text:p>2016-09-1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0" office:value-type="string" calcext:value-type="string">
            <text:p>1.99.51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3.5.13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0.9.14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62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07" table:number-columns-repeated="39"/>
        </table:table-row>
        <table:table-row table:style-name="ro1">
          <table:table-cell table:style-name="ce107"/>
          <table:table-cell table:style-name="ce121" office:value-type="date" office:date-value="2016-09-16" calcext:value-type="date">
            <text:p>2016-09-16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0" office:value-type="string" calcext:value-type="string">
            <text:p>1.99.50</text:p>
          </table:table-cell>
          <table:table-cell table:style-name="ce141" office:value-type="string" calcext:value-type="string">
            <text:p>1.0.15</text:p>
          </table:table-cell>
          <table:table-cell table:style-name="ce141" office:value-type="string" calcext:value-type="string">
            <text:p>3.5.12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0.9.13</text:p>
          </table:table-cell>
          <table:table-cell table:style-name="ce148"/>
          <table:table-cell table:style-name="ce140" office:value-type="string" calcext:value-type="string">
            <text:p>1.5.0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0</text:p>
          </table:table-cell>
          <table:table-cell table:style-name="ce14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59</text:p>
          </table:table-cell>
          <table:table-cell/>
          <table:table-cell table:style-name="ce15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7" table:number-columns-repeated="39"/>
        </table:table-row>
        <table:table-row table:style-name="ro1">
          <table:table-cell table:style-name="ce107"/>
          <table:table-cell table:style-name="ce121" office:value-type="date" office:date-value="2015-06-13" calcext:value-type="date">
            <text:p>2015-06-13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0" office:value-type="string" calcext:value-type="string">
            <text:p>1.99.34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3.5.11</text:p>
          </table:table-cell>
          <table:table-cell table:style-name="ce141" office:value-type="string" calcext:value-type="string">
            <text:p>1.0.10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4.1</text:p>
          </table:table-cell>
          <table:table-cell table:style-name="ce15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99</text:p>
          </table:table-cell>
          <table:table-cell/>
          <table:table-cell table:style-name="ce140"/>
          <table:table-cell/>
          <table:table-cell table:style-name="ce107" table:number-columns-repeated="39"/>
        </table:table-row>
        <table:table-row table:style-name="ro1">
          <table:table-cell table:style-name="ce107"/>
          <table:table-cell table:style-name="ce121" office:value-type="date" office:date-value="2015-06-07" calcext:value-type="date">
            <text:p>2015-06-0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0" office:value-type="string" calcext:value-type="string">
            <text:p>1.99.33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3.5.10</text:p>
          </table:table-cell>
          <table:table-cell table:style-name="ce141" office:value-type="string" calcext:value-type="string">
            <text:p>1.0.9</text:p>
          </table:table-cell>
          <table:table-cell table:style-name="ce141"/>
          <table:table-cell table:style-name="ce148"/>
          <table:table-cell table:style-name="ce149" office:value-type="string" calcext:value-type="string">
            <text:p>1.4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4.0</text:p>
          </table:table-cell>
          <table:table-cell table:style-name="ce149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78</text:p>
          </table:table-cell>
          <table:table-cell/>
          <table:table-cell table:style-name="ce140" office:value-type="string" calcext:value-type="string">
            <text:p>No longer testing settings; settings equal 1.99.32.</text:p>
          </table:table-cell>
          <table:table-cell/>
          <table:table-cell table:style-name="ce107" table:number-columns-repeated="39"/>
        </table:table-row>
        <table:table-row table:style-name="ro1">
          <table:table-cell table:style-name="ce107"/>
          <table:table-cell table:style-name="ce121" office:value-type="date" office:date-value="2015-06-01" calcext:value-type="date">
            <text:p>2015-06-0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0" office:value-type="string" calcext:value-type="string">
            <text:p>1.99.32</text:p>
          </table:table-cell>
          <table:table-cell table:style-name="ce141" office:value-type="string" calcext:value-type="string">
            <text:p>1.0.11</text:p>
          </table:table-cell>
          <table:table-cell table:style-name="ce141" office:value-type="string" calcext:value-type="string">
            <text:p>3.5.9</text:p>
          </table:table-cell>
          <table:table-cell table:style-name="ce141" office:value-type="string" calcext:value-type="string">
            <text:p>1.0.8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0</text:p>
          </table:table-cell>
          <table:table-cell table:style-name="ce140"/>
          <table:table-cell table:number-columns-repeated="3" table:style-name="ce140" office:value-type="string" calcext:value-type="string">
            <text:p>(1.0.2)</text:p>
          </table:table-cell>
          <table:table-cell table:style-name="ce140" office:value-type="string" calcext:value-type="string">
            <text:p>1.4.0</text:p>
          </table:table-cell>
          <table:table-cell table:style-name="ce14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69</text:p>
          </table:table-cell>
          <table:table-cell/>
          <table:table-cell table:style-name="ce140"/>
          <table:table-cell/>
          <table:table-cell table:style-name="ce107" table:number-columns-repeated="39"/>
        </table:table-row>
        <table:table-row table:style-name="ro1">
          <table:table-cell table:style-name="ce107"/>
          <table:table-cell table:style-name="ce121" office:value-type="date" office:date-value="2013-02-02" calcext:value-type="date">
            <text:p>2013-02-02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0" office:value-type="string" calcext:value-type="string">
            <text:p>1.99.30</text:p>
          </table:table-cell>
          <table:table-cell table:style-name="ce141" office:value-type="string" calcext:value-type="string">
            <text:p>1.0.9</text:p>
          </table:table-cell>
          <table:table-cell table:style-name="ce141" office:value-type="string" calcext:value-type="string">
            <text:p>3.5.7</text:p>
          </table:table-cell>
          <table:table-cell table:style-name="ce141" office:value-type="string" calcext:value-type="string">
            <text:p>1.0.6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1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1</text:p>
          </table:table-cell>
          <table:table-cell table:style-name="ce141" office:value-type="string" calcext:value-type="string">
            <text:p>1.1.1</text:p>
          </table:table-cell>
          <table:table-cell table:style-name="ce148"/>
          <table:table-cell table:style-name="ce140" office:value-type="string" calcext:value-type="string">
            <text:p>626</text:p>
          </table:table-cell>
          <table:table-cell/>
          <table:table-cell table:style-name="ce33" office:value-type="string" calcext:value-type="string">
            <text:p>Last version with installer support for WinXP</text:p>
          </table:table-cell>
          <table:table-cell/>
          <table:table-cell table:style-name="ce107" table:number-columns-repeated="39"/>
        </table:table-row>
        <table:table-row table:style-name="ro1">
          <table:table-cell table:style-name="ce107"/>
          <table:table-cell table:style-name="ce122" office:value-type="date" office:date-value="2011-12-05" calcext:value-type="date">
            <text:p>2011-12-0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1" office:value-type="string" calcext:value-type="string">
            <text:p>1.99.28</text:p>
          </table:table-cell>
          <table:table-cell table:style-name="ce141" office:value-type="string" calcext:value-type="string">
            <text:p>1.0.7</text:p>
          </table:table-cell>
          <table:table-cell table:style-name="ce141" office:value-type="string" calcext:value-type="string">
            <text:p>3.5.5</text:p>
          </table:table-cell>
          <table:table-cell table:style-name="ce141" office:value-type="string" calcext:value-type="string">
            <text:p>1.0.4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0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0</text:p>
          </table:table-cell>
          <table:table-cell table:style-name="ce141" office:value-type="string" calcext:value-type="string">
            <text:p>1.1.0</text:p>
          </table:table-cell>
          <table:table-cell table:style-name="ce148"/>
          <table:table-cell table:style-name="ce141" office:value-type="string" calcext:value-type="string">
            <text:p>502</text:p>
          </table:table-cell>
          <table:table-cell/>
          <table:table-cell table:style-name="ce140"/>
          <table:table-cell/>
          <table:table-cell table:style-name="ce107" table:number-columns-repeated="39"/>
        </table:table-row>
        <table:table-row table:style-name="ro1">
          <table:table-cell/>
          <table:table-cell table:style-name="ce122" office:value-type="date" office:date-value="2011-04-25" calcext:value-type="date">
            <text:p>2011-04-2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1" office:value-type="string" calcext:value-type="string">
            <text:p>1.99.26</text:p>
          </table:table-cell>
          <table:table-cell table:style-name="ce141" office:value-type="string" calcext:value-type="string">
            <text:p>1.0.5</text:p>
          </table:table-cell>
          <table:table-cell table:style-name="ce141" office:value-type="string" calcext:value-type="string">
            <text:p>3.5.3</text:p>
          </table:table-cell>
          <table:table-cell table:style-name="ce141" office:value-type="string" calcext:value-type="string">
            <text:p>1.0.2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50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41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28" calcext:value-type="date">
            <text:p>2010-11-28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1" office:value-type="string" calcext:value-type="string">
            <text:p>1.99.25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85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11" calcext:value-type="date">
            <text:p>2010-11-1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1" office:value-type="string" calcext:value-type="string">
            <text:p>1.99.24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40" office:value-type="string" calcext:value-type="string">
            <text:p>(1.0.1)</text:p>
          </table:table-cell>
          <table:table-cell table:style-name="ce141" office:value-type="string" calcext:value-type="string">
            <text:p>1.2.8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6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09-09-10" calcext:value-type="date">
            <text:p>2009-09-1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1" office:value-type="string" calcext:value-type="string">
            <text:p>1.99.23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4</text:p>
          </table:table-cell>
          <table:table-cell table:style-name="ce141"/>
          <table:table-cell table:number-columns-repeated="3" table:style-name="ce150" office:value-type="string" calcext:value-type="string">
            <text:p>(1.0.0)</text:p>
          </table:table-cell>
          <table:table-cell table:style-name="ce151" office:value-type="string" calcext:value-type="string">
            <text:p>1.2.7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5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9-09-08" calcext:value-type="date">
            <text:p>2009-09-08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1" office:value-type="string" calcext:value-type="string">
            <text:p>1.99.22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49" office:value-type="string" calcext:value-type="string">
            <text:p>1.2.3</text:p>
          </table:table-cell>
          <table:table-cell table:style-name="ce150"/>
          <table:table-cell table:number-columns-repeated="3" table:style-name="ce140" office:value-type="string" calcext:value-type="string">
            <text:p>(1.0.0)</text:p>
          </table:table-cell>
          <table:table-cell table:style-name="ce151" office:value-type="string" calcext:value-type="string">
            <text:p>1.2.6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47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7-18" calcext:value-type="date">
            <text:p>2008-07-18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1" office:value-type="string" calcext:value-type="string">
            <text:p>1.99.20</text:p>
          </table:table-cell>
          <table:table-cell table:style-name="ce141" office:value-type="string" calcext:value-type="string">
            <text:p>1.0.0</text:p>
          </table:table-cell>
          <table:table-cell table:style-name="ce141" office:value-type="string" calcext:value-type="string">
            <text:p>1.2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3</text:p>
          </table:table-cell>
          <table:table-cell table:style-name="ce141" table:number-columns-repeated="4"/>
          <table:table-cell table:style-name="ce151" office:value-type="string" calcext:value-type="string">
            <text:p>1.2.5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0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4-01" calcext:value-type="date">
            <text:p>2008-04-0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1" office:value-type="string" calcext:value-type="string">
            <text:p>1.99.19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4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36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3-17" calcext:value-type="date">
            <text:p>2008-03-1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1" office:value-type="string" calcext:value-type="string">
            <text:p>1.99.18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3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22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2-11" calcext:value-type="date">
            <text:p>2008-02-1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1" office:value-type="string" calcext:value-type="string">
            <text:p>1.99.17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2</text:p>
          </table:table-cell>
          <table:table-cell table:style-name="ce141" table:number-columns-repeated="4"/>
          <table:table-cell table:style-name="ce151" office:value-type="string" calcext:value-type="string">
            <text:p>1.2.2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05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8-30" calcext:value-type="date">
            <text:p>2007-08-3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1" office:value-type="string" calcext:value-type="string">
            <text:p>1.99.1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1</text:p>
          </table:table-cell>
          <table:table-cell table:style-name="ce141" table:number-columns-repeated="4"/>
          <table:table-cell table:style-name="ce151" office:value-type="string" calcext:value-type="string">
            <text:p>1.2.1</text:p>
          </table:table-cell>
          <table:table-cell table:style-name="ce151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(45)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4-15" calcext:value-type="date">
            <text:p>2007-04-1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1" office:value-type="string" calcext:value-type="string">
            <text:p>1.99.12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0</text:p>
          </table:table-cell>
          <table:table-cell table:style-name="ce141" table:number-columns-repeated="4"/>
          <table:table-cell table:style-name="ce151" office:value-type="string" calcext:value-type="string">
            <text:p>1.2.0</text:p>
          </table:table-cell>
          <table:table-cell table:number-columns-repeated="2"/>
          <table:table-cell table:style-name="ce141" office:value-type="string" calcext:value-type="string">
            <text:p>9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25" calcext:value-type="date">
            <text:p>2007-02-2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1" office:value-type="string" calcext:value-type="string">
            <text:p>1.99.8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2</text:p>
          </table:table-cell>
          <table:table-cell table:style-name="ce141" table:number-columns-repeated="4"/>
          <table:table-cell table:style-name="ce151" office:value-type="string" calcext:value-type="string">
            <text:p>1.1.2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07" calcext:value-type="date">
            <text:p>2007-02-0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1" office:value-type="string" calcext:value-type="string">
            <text:p>1.99.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1</text:p>
          </table:table-cell>
          <table:table-cell table:style-name="ce141" table:number-columns-repeated="4"/>
          <table:table-cell table:style-name="ce151" office:value-type="string" calcext:value-type="string">
            <text:p>1.1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1-23" calcext:value-type="date">
            <text:p>2007-01-23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1" office:value-type="string" calcext:value-type="string">
            <text:p>1.99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0</text:p>
          </table:table-cell>
          <table:table-cell table:style-name="ce141" table:number-columns-repeated="4"/>
          <table:table-cell table:style-name="ce151" office:value-type="string" calcext:value-type="string">
            <text:p>1.1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1" calcext:value-type="date">
            <text:p>2003-10-3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2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0.1</text:p>
          </table:table-cell>
          <table:table-cell table:style-name="ce150" table:number-columns-repeated="4"/>
          <table:table-cell table:style-name="ce149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0" calcext:value-type="date">
            <text:p>2003-10-3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1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1</text:p>
          </table:table-cell>
          <table:table-cell table:style-name="ce141" table:number-columns-repeated="4"/>
          <table:table-cell table:style-name="ce151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14" calcext:value-type="date">
            <text:p>2003-10-14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0</text:p>
          </table:table-cell>
          <table:table-cell table:style-name="ce141" table:number-columns-repeated="4"/>
          <table:table-cell table:style-name="ce151" office:value-type="string" calcext:value-type="string">
            <text:p>1.0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29"/>
        <table:table-column table:style-name="co19" table:default-cell-style-name="Default"/>
        <table:table-column table:style-name="co20" table:default-cell-style-name="ce11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23" table:default-cell-style-name="ce275"/>
        <table:table-column table:style-name="co23" table:default-cell-style-name="ce258"/>
        <table:table-column table:style-name="co23" table:default-cell-style-name="ce275"/>
        <table:table-column table:style-name="co16" table:number-columns-repeated="989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35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35"/>
        </table:table-row>
        <table:table-row table:style-name="ro3">
          <table:table-cell table:style-name="ce219" office:value-type="float" office:value="1" calcext:value-type="float">
            <text:p>1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Regression Test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63])" office:value-type="time" office:time-value="PT14H00M00S" calcext:value-type="time">
            <text:p>14:00</text:p>
          </table:table-cell>
          <table:table-cell table:style-name="ce256" table:formula="of:=['0. Overview'.$J$3]" office:value-type="time" office:time-value="PT00H00M00S" calcext:value-type="time">
            <text:p>00:00</text:p>
          </table:table-cell>
          <table:table-cell table:style-name="ce274" table:formula="of:=MAX([.I4:.I65563])" office:value-type="time" office:time-value="PT14H00M00S" calcext:value-type="time">
            <text:p>14:00</text:p>
          </table:table-cell>
          <table:table-cell table:style-name="ce287" table:number-columns-repeated="989"/>
        </table:table-row>
        <table:table-row table:style-name="ro1">
          <table:table-cell table:style-name="ce220"/>
          <table:table-cell table:style-name="ce226"/>
          <table:table-cell table:number-columns-repeated="997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coding style check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260" table:formula="of:=MAX([.I$1:.I4])+[.G5]" office:value-type="time" office:time-value="PT01H00M00S" calcext:value-type="time">
            <text:p>01:00</text:p>
          </table:table-cell>
          <table:table-cell table:style-name="ce276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1.1.1." calcext:value-type="string">
            <text:p>1.1.1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6"/>
          <table:table-cell table:style-name="ce228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assembly check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260" table:formula="of:=MAX([.I$1:.I10])+[.G11]" office:value-type="time" office:time-value="PT02H00M00S" calcext:value-type="time">
            <text:p>02:00</text:p>
          </table:table-cell>
          <table:table-cell table:style-name="ce285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5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6"/>
          <table:table-cell table:style-name="ce228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automated tests</text:p>
          </table:table-cell>
          <table:table-cell table:style-name="ce233"/>
          <table:table-cell table:style-name="ce260" office:value-type="time" office:time-value="PT06H00M00S" calcext:value-type="time">
            <text:p>06:00</text:p>
          </table:table-cell>
          <table:table-cell table:style-name="ce276"/>
          <table:table-cell table:style-name="ce260" table:formula="of:=MAX([.I$1:.I36])+[.G37]" office:value-type="time" office:time-value="PT08H00M00S" calcext:value-type="time">
            <text:p>08:00</text:p>
          </table:table-cell>
          <table:table-cell table:style-name="ce285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43" office:value-type="string" calcext:value-type="string">
            <text:p></text:p>
          </table:table-cell>
          <table:table-cell table:style-name="ce221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 table:formula="of:=CONCATENATE([.B$37]; COUNTA([.C$38:.C40]); &quot;.&quot;)" office:value-type="string" office:string-value="1.3.2." calcext:value-type="string">
            <text:p>1.3.2.</text:p>
          </table:table-cell>
          <table:table-cell table:style-name="ce243" office:value-type="string" calcext:value-type="string">
            <text:p></text:p>
          </table:table-cell>
          <table:table-cell table:style-name="ce245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5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37]; COUNTA([.C$38:.C44]); &quot;.&quot;)" office:value-type="string" office:string-value="1.3.3." calcext:value-type="string">
            <text:p>1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37]; COUNTA([.C$38:.C46]); &quot;.&quot;)" office:value-type="string" office:string-value="1.3.4." calcext:value-type="string">
            <text:p>1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23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2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3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4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5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6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7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8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9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0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1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2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3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4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5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7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8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9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0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1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2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3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4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5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6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7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8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9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0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1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3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5]" office:value-type="string" office:string-value="YAT.Domain.Test.Terminal.SendTest.SerialPortLoopbackSelf_COM3*_Text_Modified_* may fail due to missing flow control =&gt; try again." calcext:value-type="string">
            <text:p>YAT.Domain.Test.Terminal.SendTest.SerialPortLoopbackSelf_COM3*_Text_Modified_* may fail due to missing flow control =&gt; try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221" table:formula="of:=['3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style-name="ce106"/>
          <table:table-cell table:style-name="ce228" table:formula="of:=CONCATENATE([.A$3]; &quot;.&quot;; COUNTA([.B$5:.B90]); &quot;.&quot;)" office:value-type="string" office:string-value="1.4." calcext:value-type="string">
            <text:p>1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manual tests</text:p>
          </table:table-cell>
          <table:table-cell table:style-name="ce233"/>
          <table:table-cell table:style-name="ce260" office:value-type="time" office:time-value="PT06H00M00S" calcext:value-type="time">
            <text:p>06:00</text:p>
          </table:table-cell>
          <table:table-cell table:style-name="ce276"/>
          <table:table-cell table:style-name="ce260" table:formula="of:=MAX([.I$1:.I89])+[.G90]" office:value-type="time" office:time-value="PT14H00M00S" calcext:value-type="time">
            <text:p>14:00</text:p>
          </table:table-cell>
          <table:table-cell table:style-name="ce276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90]; COUNTA([.C$91:.C91]); &quot;.&quot;)" office:value-type="string" office:string-value="1.4.1." calcext:value-type="string">
            <text:p>1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90]; COUNTA([.C$91:.C93]); &quot;.&quot;)" office:value-type="string" office:string-value="1.4.2." calcext:value-type="string">
            <text:p>1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17" table:default-cell-style-name="Default"/>
        <table:table-column table:style-name="co18" table:default-cell-style-name="ce229"/>
        <table:table-column table:style-name="co19" table:default-cell-style-name="Default"/>
        <table:table-column table:style-name="co20" table:default-cell-style-name="ce11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23" table:default-cell-style-name="ce275"/>
        <table:table-column table:style-name="co23" table:default-cell-style-name="ce258"/>
        <table:table-column table:style-name="co23" table:default-cell-style-name="ce275"/>
        <table:table-column table:style-name="co16" table:number-columns-repeated="1012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58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58"/>
        </table:table-row>
        <table:table-row table:style-name="ro3">
          <table:table-cell table:style-name="ce219" office:value-type="float" office:value="2" calcext:value-type="float">
            <text:p>2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Preparation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69])" office:value-type="time" office:time-value="PT01H40M00S" calcext:value-type="time">
            <text:p>01:40</text:p>
          </table:table-cell>
          <table:table-cell table:style-name="ce256" table:formula="of:=['1. Regression Testing'.$J$3]" office:value-type="time" office:time-value="PT14H00M00S" calcext:value-type="time">
            <text:p>14:00</text:p>
          </table:table-cell>
          <table:table-cell table:style-name="ce274" table:formula="of:=MAX([.I4:.I65577])" office:value-type="time" office:time-value="PT15H40M00S" calcext:value-type="time">
            <text:p>15:40</text:p>
          </table:table-cell>
          <table:table-cell table:style-name="ce287" table:number-columns-repeated="1012"/>
        </table:table-row>
        <table:table-row table:style-name="ro1">
          <table:table-cell table:style-name="ce220"/>
          <table:table-cell table:style-name="ce226"/>
          <table:table-cell table:number-columns-repeated="1020"/>
        </table:table-row>
        <table:table-row table:style-name="ro1">
          <table:table-cell table:style-name="ce288"/>
          <table:table-cell table:style-name="ce29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5"/>
          <table:table-cell table:style-name="ce302"/>
          <table:table-cell table:style-name="ce295" office:value-type="string" calcext:value-type="string">
            <text:p>Set versions</text:p>
          </table:table-cell>
          <table:table-cell table:style-name="ce295"/>
          <table:table-cell table:style-name="ce307" office:value-type="time" office:time-value="PT00H15M00S" calcext:value-type="time">
            <text:p>00:15</text:p>
          </table:table-cell>
          <table:table-cell table:style-name="ce309"/>
          <table:table-cell table:style-name="ce307" table:formula="of:=MAX([.I$1:.I4])+[.G5]" office:value-type="time" office:time-value="PT14H15M00S" calcext:value-type="time">
            <text:p>14:15</text:p>
          </table:table-cell>
          <table:table-cell table:style-name="ce309"/>
          <table:table-cell table:style-name="ce288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6]); &quot;.&quot;)" office:value-type="string" office:string-value="2.1.1." calcext:value-type="string">
            <text:p>2.1.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4">
          <table:table-cell table:style-name="ce290"/>
          <table:table-cell table:style-name="ce293" table:number-columns-repeated="2"/>
          <table:table-cell table:style-name="ce303"/>
          <table:table-cell table:style-name="ce304" office:value-type="string" calcext:value-type="string">
            <text:p>&gt; Versions must differ to ensure proper installation/update!</text:p>
            <text:p><text:span text:style-name="T21">&gt; Additional increment makes sense…</text:span></text:p>
            <text:p><text:span text:style-name="T21">    …if source code gets used by other software.</text:span></text:p>
            <text:p><text:span text:style-name="T21">    …if preliminary test version got distributed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8]); &quot;.&quot;)" office:value-type="string" office:string-value="2.1.2." calcext:value-type="string">
            <text:p>2.1.2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MKY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0]); &quot;.&quot;)" office:value-type="string" office:string-value="2.1.3." calcext:value-type="string">
            <text:p>2.1.3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2]); &quot;.&quot;)" office:value-type="string" office:string-value="2.1.4." calcext:value-type="string">
            <text:p>2.1.4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4]); &quot;.&quot;)" office:value-type="string" office:string-value="2.1.5." calcext:value-type="string">
            <text:p>2.1.5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YAT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6]); &quot;.&quot;)" office:value-type="string" office:string-value="2.1.6." calcext:value-type="string">
            <text:p>2.1.6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8]); &quot;.&quot;)" office:value-type="string" office:string-value="2.1.7." calcext:value-type="string">
            <text:p>2.1.7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20]); &quot;.&quot;)" office:value-type="string" office:string-value="2.1.8." calcext:value-type="string">
            <text:p>2.1.8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22]); &quot;.&quot;)" office:value-type="string" office:string-value="2.1.9." calcext:value-type="string">
            <text:p>2.1.9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24">    &gt; Includes </text:span><text:span text:style-name="T25">this</text:span><text:span text:style-name="T26">.label_Version.Text = </text:span><text:span text:style-name="T27">"Version 2.0.0"</text:span><text:span text:style-name="T26">;</text:span><text:span text:style-name="T24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4]); &quot;.&quot;)" office:value-type="string" office:string-value="2.1.10." calcext:value-type="string">
            <text:p>2.1.10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24">Set </text:span><text:span text:style-name="T28">ProductBuildDesignation</text:span><text:span text:style-name="T24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5]); &quot;.&quot;)" office:value-type="string" office:string-value="2.1.11." calcext:value-type="string">
            <text:p>2.1.1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24">Set </text:span><text:span text:style-name="T28">ProductVerisonStabilityIndication</text:span><text:span text:style-name="T24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Set installation version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260" table:formula="of:=MAX([.I$1:.I29])+[.G30]" office:value-type="time" office:time-value="PT14H20M00S" calcext:value-type="time">
            <text:p>14:2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28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date settings defaults and schema in "YAT\!-Settings\!-Current"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36])+[.G37]" office:value-type="time" office:time-value="PT14H50M00S" calcext:value-type="time">
            <text:p>14:50</text:p>
          </table:table-cell>
          <table:table-cell table:style-name="ce285"/>
          <table:table-cell table:number-columns-repeated="1012"/>
        </table:table-row>
        <table:table-row table:style-name="ro1">
          <table:table-cell table:number-columns-repeated="2"/>
          <table:table-cell table:style-name="ce229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18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18"/>
        </table:table-row>
        <table:table-row table:style-name="ro1">
          <table:table-cell table:number-columns-repeated="2"/>
          <table:table-cell table:style-name="ce229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18"/>
        </table:table-row>
        <table:table-row table:style-name="ro1">
          <table:table-cell table:style-name="ce106"/>
          <table:table-cell table:style-name="ce228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dd new settings defaults and schema to settings archive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311" table:formula="of:=MAX([.I$1:.I57])+[.G58]" office:value-type="time" office:time-value="PT14H55M00S" calcext:value-type="time">
            <text:p>14:55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4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21">Archive </text:span><text:span text:style-name="T29">*Default.xml</text:span><text:span text:style-name="T30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4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21">Archive </text:span><text:span text:style-name="T29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grade settings in settings archive "YAT\!-Settings\!-Current"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311" table:formula="of:=MAX([.I$1:.I62])+[.G63]" office:value-type="time" office:time-value="PT15H25M00S" calcext:value-type="time">
            <text:p>15:25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6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6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dd new settings to settings archive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311" table:formula="of:=MAX([.I$1:.I92])+[.G93]" office:value-type="time" office:time-value="PT15H35M00S" calcext:value-type="time">
            <text:p>15:35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43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build and commit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311" table:formula="of:=MAX([.I$1:.I97])+[.G98]" office:value-type="time" office:time-value="PT15H40M00S" calcext:value-type="time">
            <text:p>15:40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table:table-column table:style-name="co17" table:default-cell-style-name="Default"/>
        <table:table-column table:style-name="co18" table:default-cell-style-name="ce229"/>
        <table:table-column table:style-name="co19" table:default-cell-style-name="Default"/>
        <table:table-column table:style-name="co20" table:default-cell-style-name="ce11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25" table:default-cell-style-name="ce275"/>
        <table:table-column table:style-name="co23" table:default-cell-style-name="ce258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3" calcext:value-type="float">
            <text:p>3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Final Test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85])" office:value-type="time" office:time-value="PT02H30M00S" calcext:value-type="time">
            <text:p>02:30</text:p>
          </table:table-cell>
          <table:table-cell table:style-name="ce256" table:formula="of:=['2. Preparation'.$J$3]" office:value-type="time" office:time-value="PT15H40M00S" calcext:value-type="time">
            <text:p>15:40</text:p>
          </table:table-cell>
          <table:table-cell table:style-name="ce274" table:formula="of:=MAX([.I4:.I65604])" office:value-type="time" office:time-value="PT18H10M00S" calcext:value-type="time">
            <text:p>18:10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/>
          <table:table-cell table:style-name="ce228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-Run coding style check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4])+[.G5]" office:value-type="time" office:time-value="PT15H50M00S" calcext:value-type="time">
            <text:p>15:50</text:p>
          </table:table-cell>
          <table:table-cell table:style-name="ce276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5]; COUNTA([.C6:.C$6]); &quot;.&quot;)" office:value-type="string" office:string-value="3.1.1." calcext:value-type="string">
            <text:p>3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-Run assembly check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10])+[.G11]" office:value-type="time" office:time-value="PT16H00M00S" calcext:value-type="time">
            <text:p>16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-run automated tests</text:p>
          </table:table-cell>
          <table:table-cell table:style-name="ce233"/>
          <table:table-cell table:style-name="ce260" office:value-type="time" office:time-value="PT02H00M00S" calcext:value-type="time">
            <text:p>02:00</text:p>
          </table:table-cell>
          <table:table-cell table:style-name="ce276"/>
          <table:table-cell table:style-name="ce260" table:formula="of:=MAX([.I$1:.I36])+[.G37]" office:value-type="time" office:time-value="PT18H00M00S" calcext:value-type="time">
            <text:p>18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43" office:value-type="string" calcext:value-type="string">
            <text:p></text:p>
          </table:table-cell>
          <table:table-cell table:style-name="ce250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/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7]; COUNTA([.C$38:.C40]); &quot;.&quot;)" office:value-type="string" office:string-value="3.3.2." calcext:value-type="string">
            <text:p>3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37]; COUNTA([.C$38:.C44]); &quot;.&quot;)" office:value-type="string" office:string-value="3.3.3." calcext:value-type="string">
            <text:p>3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<text:span text:style-name="T31">Build </text:span><text:span text:style-name="T29">'Release Test'</text:span><text:span text:style-name="T30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37]; COUNTA([.C$38:.C46]); &quot;.&quot;)" office:value-type="string" office:string-value="3.3.4." calcext:value-type="string">
            <text:p>3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4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YAT.Domain.Test.Terminal.SendTest.SerialPortLoopbackSelf_COM3*_Text_Modified_* may fail due to missing flow control =&gt; try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315"/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315" office:value-type="string" calcext:value-type="string">
            <text:p>In case a test fails, simply try again.</text:p>
          </table:table-cell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221" table:number-columns-repeated="2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106"/>
          <table:table-cell table:style-name="ce228" table:formula="of:=CONCATENATE([.A$3]; &quot;.&quot;; COUNTA([.B$5:.B90]); &quot;.&quot;)" office:value-type="string" office:string-value="3.4." calcext:value-type="string">
            <text:p>3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heck and commit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89])+[.G90]" office:value-type="time" office:time-value="PT18H10M00S" calcext:value-type="time">
            <text:p>18:1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90]; COUNTA([.C$91:.C91]); &quot;.&quot;)" office:value-type="string" office:string-value="3.4.1." calcext:value-type="string">
            <text:p>3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<text:span text:style-name="T32">252 occurrences totally expected, 10 as listed below, others only in test projects</text:span>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Diagnostics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6 occurrences expected in Drawing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Serializ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table:number-columns-repeated="2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90]; COUNTA([.C$91:.C100]); &quot;.&quot;)" office:value-type="string" office:string-value="3.4.2." calcext:value-type="string">
            <text:p>3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<text:span text:style-name="T32">252 occurrences totally expected, 10 as listed below, others only in test projects</text:span>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Diagnostics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6 occurrences expected in Drawing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Serializ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table:number-columns-repeated="2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90]; COUNTA([.C$91:.C109]); &quot;.&quot;)" office:value-type="string" office:string-value="3.4.3." calcext:value-type="string">
            <text:p>3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<text:span text:style-name="T32">252 occurrences totally expected, 10 as listed below, others only in test projects</text:span>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2 occurrences expected in Diagnostics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6 occurrences expected in Drawing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2 occurrences expected in Serializ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table:number-columns-repeated="2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/>
          <table:table-cell table:style-name="ce229" table:formula="of:=CONCATENATE([.B$90]; COUNTA([.C$91:.C118]); &quot;.&quot;)" office:value-type="string" office:string-value="3.4.4." calcext:value-type="string">
            <text:p>3.4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 office:value-type="string" calcext:value-type="string">
            <text:p>&gt; Match case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 office:value-type="string" calcext:value-type="string">
            <text:p>&gt; No match whole word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/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156 occurrences totally expected: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1 occurrence expected in ALAZ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Several in ArgsHandler, Configuration, Diagnostics, EnvironmentEx, EventHelper,…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Several more in Usb, Hid, Terminal, Workspace, SendFile, SendText,…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/>
          <table:table-cell table:style-name="ce229" table:formula="of:=CONCATENATE([.B$90]; COUNTA([.C$91:.C127]); &quot;.&quot;)" office:value-type="string" office:string-value="3.4.5." calcext:value-type="string">
            <text:p>3.4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 office:value-type="string" calcext:value-type="string">
            <text:p>&gt; Match case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/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11 occurrences totally expected: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4 occurrences expected in EventHelp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<text:span text:style-name="T32">&gt; 7 occurrences expected related to </text:span>SplitContainerHelp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90]; COUNTA([.C$91:.C134]); &quot;.&quot;)" office:value-type="string" office:string-value="3.4.6." calcext:value-type="string">
            <text:p>3.4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<text:span text:style-name="T21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7"/>
          <table:table-cell table:style-name="ce243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90]; COUNTA([.C$91:.C137]); &quot;.&quot;)" office:value-type="string" office:string-value="3.4.7." calcext:value-type="string">
            <text:p>3.4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24"/>
        <table:table-column table:style-name="co18" table:default-cell-style-name="ce324"/>
        <table:table-column table:style-name="co19" table:default-cell-style-name="ce324"/>
        <table:table-column table:style-name="co20" table:default-cell-style-name="ce324"/>
        <table:table-column table:style-name="co21" table:default-cell-style-name="ce324"/>
        <table:table-column table:style-name="co22" table:default-cell-style-name="ce324"/>
        <table:table-column table:style-name="co23" table:number-columns-repeated="4" table:default-cell-style-name="ce324"/>
        <table:table-column table:style-name="co16" table:number-columns-repeated="54" table:default-cell-style-name="ce324"/>
        <table:table-column table:style-name="co16" table:number-columns-repeated="960" table:default-cell-style-name="Default"/>
        <table:table-row table:style-name="ro1">
          <table:table-cell table:style-name="ce319"/>
          <table:table-cell table:style-name="ce325" table:number-columns-repeated="4"/>
          <table:table-cell table:style-name="ce343" office:value-type="string" calcext:value-type="string">
            <text:p>Duration</text:p>
          </table:table-cell>
          <table:table-cell table:style-name="ce345" office:value-type="string" calcext:value-type="string">
            <text:p>Step</text:p>
          </table:table-cell>
          <table:table-cell table:style-name="ce350"/>
          <table:table-cell table:style-name="ce345" office:value-type="string" calcext:value-type="string">
            <text:p>Total</text:p>
          </table:table-cell>
          <table:table-cell table:style-name="ce350"/>
          <table:table-cell table:style-name="ce325" table:number-columns-repeated="54"/>
          <table:table-cell table:number-columns-repeated="960"/>
        </table:table-row>
        <table:table-row table:style-name="ro1">
          <table:table-cell table:style-name="ce320"/>
          <table:table-cell table:style-name="ce326" table:number-columns-repeated="4"/>
          <table:table-cell table:style-name="ce344"/>
          <table:table-cell table:style-name="ce346"/>
          <table:table-cell table:style-name="ce351"/>
          <table:table-cell table:style-name="ce346"/>
          <table:table-cell table:style-name="ce351"/>
          <table:table-cell table:style-name="ce326" table:number-columns-repeated="54"/>
          <table:table-cell table:number-columns-repeated="960"/>
        </table:table-row>
        <table:table-row table:style-name="ro3">
          <table:table-cell table:style-name="ce321" office:value-type="float" office:value="4" calcext:value-type="float">
            <text:p>4.</text:p>
          </table:table-cell>
          <table:table-cell table:style-name="ce327"/>
          <table:table-cell table:style-name="ce331"/>
          <table:table-cell table:style-name="ce333"/>
          <table:table-cell table:style-name="ce327" office:value-type="string" calcext:value-type="string">
            <text:p>Build</text:p>
          </table:table-cell>
          <table:table-cell table:style-name="ce331"/>
          <table:table-cell table:style-name="ce347" office:value-type="time" office:time-value="PT00H00M00S" calcext:value-type="time">
            <text:p>00:00</text:p>
          </table:table-cell>
          <table:table-cell table:style-name="ce352" table:formula="of:=[.G3]+SUM([.G4:.G65518])" office:value-type="time" office:time-value="PT00H40M00S" calcext:value-type="time">
            <text:p>00:40</text:p>
          </table:table-cell>
          <table:table-cell table:style-name="ce347" table:formula="of:=['3. Final Testing'.$J$3]" office:value-type="time" office:time-value="PT18H10M00S" calcext:value-type="time">
            <text:p>18:10</text:p>
          </table:table-cell>
          <table:table-cell table:style-name="ce352" table:formula="of:=MAX([.I4:.I65518])" office:value-type="time" office:time-value="PT18H50M00S" calcext:value-type="time">
            <text:p>18:50</text:p>
          </table:table-cell>
          <table:table-cell table:style-name="ce356" table:number-columns-repeated="1014"/>
        </table:table-row>
        <table:table-row table:style-name="ro1">
          <table:table-cell table:style-name="ce322"/>
          <table:table-cell table:style-name="ce328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 table:style-name="ce323"/>
          <table:table-cell table:style-name="ce329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32"/>
          <table:table-cell table:style-name="ce340"/>
          <table:table-cell table:style-name="ce332" office:value-type="string" calcext:value-type="string">
            <text:p>Finalize release notes</text:p>
          </table:table-cell>
          <table:table-cell table:style-name="ce332"/>
          <table:table-cell table:style-name="ce349" office:value-type="time" office:time-value="PT00H10M00S" calcext:value-type="time">
            <text:p>00:10</text:p>
          </table:table-cell>
          <table:table-cell table:style-name="ce354"/>
          <table:table-cell table:style-name="ce349" table:formula="of:=MAX([.I$1:.I4])+[.G5]" office:value-type="time" office:time-value="PT18H20M00S" calcext:value-type="time">
            <text:p>18:20</text:p>
          </table:table-cell>
          <table:table-cell table:style-name="ce354"/>
          <table:table-cell table:style-name="ce323" table:number-columns-repeated="54"/>
          <table:table-cell table:number-columns-repeated="960"/>
        </table:table-row>
        <table:table-row table:style-name="ro1">
          <table:table-cell/>
          <table:table-cell table:style-name="ce330"/>
          <table:table-cell table:style-name="ce330" table:formula="of:=CONCATENATE([.B$5]; COUNTA([.C$6:.C6]); &quot;.&quot;)" office:value-type="string" office:string-value="4.1.1." calcext:value-type="string">
            <text:p>4.1.1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7]); &quot;.&quot;)" office:value-type="string" office:string-value="4.1.2." calcext:value-type="string">
            <text:p>4.1.2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8]); &quot;.&quot;)" office:value-type="string" office:string-value="4.1.3." calcext:value-type="string">
            <text:p>4.1.3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9]); &quot;.&quot;)" office:value-type="string" office:string-value="4.1.4." calcext:value-type="string">
            <text:p>4.1.4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10]); &quot;.&quot;)" office:value-type="string" office:string-value="4.1.5." calcext:value-type="string">
            <text:p>4.1.5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 table:style-name="ce323"/>
          <table:table-cell table:style-name="ce329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32"/>
          <table:table-cell table:style-name="ce340"/>
          <table:table-cell table:style-name="ce332" office:value-type="string" calcext:value-type="string">
            <text:p>Prepare package directory</text:p>
          </table:table-cell>
          <table:table-cell table:style-name="ce332"/>
          <table:table-cell table:style-name="ce349" office:value-type="time" office:time-value="PT00H10M00S" calcext:value-type="time">
            <text:p>00:10</text:p>
          </table:table-cell>
          <table:table-cell table:style-name="ce354"/>
          <table:table-cell table:style-name="ce349" table:formula="of:=MAX([.I$1:.I12])+[.G13]" office:value-type="time" office:time-value="PT18H30M00S" calcext:value-type="time">
            <text:p>18:30</text:p>
          </table:table-cell>
          <table:table-cell table:style-name="ce355"/>
          <table:table-cell table:style-name="ce323" table:number-columns-repeated="54"/>
          <table:table-cell table:number-columns-repeated="960"/>
        </table:table-row>
        <table:table-row table:style-name="ro1">
          <table:table-cell/>
          <table:table-cell table:style-name="ce330"/>
          <table:table-cell table:style-name="ce330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<text:span text:style-name="T21">Check and update year of "!-ReadMe.txt" in the offline archive "\YAT\Releases and Checkpoints"</text:span>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table:style-name="ce342" office:value-type="string" calcext:value-type="string">
            <text:p><text:span text:style-name="T24">&gt; e.g. "</text:span><text:span text:style-name="T28">2003-2019 Matthias Kläy</text:span><text:span text:style-name="T24">" *.txt throughout "\Template"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 table:style-name="ce323"/>
          <table:table-cell table:style-name="ce329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32"/>
          <table:table-cell table:style-name="ce340"/>
          <table:table-cell table:style-name="ce332" office:value-type="string" calcext:value-type="string">
            <text:p>Build packages</text:p>
          </table:table-cell>
          <table:table-cell table:style-name="ce332"/>
          <table:table-cell table:style-name="ce349" office:value-type="time" office:time-value="PT00H20M00S" calcext:value-type="time">
            <text:p>00:20</text:p>
          </table:table-cell>
          <table:table-cell table:style-name="ce354"/>
          <table:table-cell table:style-name="ce349" table:formula="of:=MAX([.I$1:.I22])+[.G23]" office:value-type="time" office:time-value="PT18H50M00S" calcext:value-type="time">
            <text:p>18:50</text:p>
          </table:table-cell>
          <table:table-cell table:style-name="ce355"/>
          <table:table-cell table:style-name="ce323" table:number-columns-repeated="54"/>
          <table:table-cell table:number-columns-repeated="960"/>
        </table:table-row>
        <table:table-row table:style-name="ro1">
          <table:table-cell/>
          <table:table-cell table:style-name="ce330"/>
          <table:table-cell table:style-name="ce330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Optimize for speed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Optimize for siz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5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Build "Release" configuration for "x86"                                using ‘Build Solution’ / [F6].</text:p>
            <text:p><text:span text:style-name="T21">    (Separated from "Setup" and "Setup with Prerequisites" because both two packages shall contain the same binaries.)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5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<text:span text:style-name="T21">&gt; Build "Release" configuration for "x64"                                using ‘Build Solution’ / [F6]</text:span>.</text:p>
            <text:p><text:span text:style-name="T21">    (Separated from "Setup" and "Setup with Prerequisites" because both two packages shall contain the same binaries.)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<text:span text:style-name="T21">&gt; Build "Setup" configuration for "x64</text:span>"                                   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<text:span text:style-name="T21">&gt; Build "Setup with Prerequisites" configuration for "x64</text:span>"        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 table:number-rows-repeated="65505">
          <table:table-cell/>
          <table:table-cell table:style-name="ce330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29"/>
        <table:table-column table:style-name="co19" table:default-cell-style-name="Default"/>
        <table:table-column table:style-name="co20" table:default-cell-style-name="ce11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23" table:default-cell-style-name="ce275"/>
        <table:table-column table:style-name="co23" table:default-cell-style-name="ce258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5" calcext:value-type="float">
            <text:p>5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Installation Test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02])" office:value-type="time" office:time-value="PT00H40M00S" calcext:value-type="time">
            <text:p>00:40</text:p>
          </table:table-cell>
          <table:table-cell table:style-name="ce256" table:formula="of:=['4. Build'.$J$3]" office:value-type="time" office:time-value="PT18H50M00S" calcext:value-type="time">
            <text:p>18:50</text:p>
          </table:table-cell>
          <table:table-cell table:style-name="ce274" table:formula="of:=MAX([.I4:.I65502])" office:value-type="time" office:time-value="PT19H25M00S" calcext:value-type="time">
            <text:p>19:25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Preparation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260" table:formula="of:=MAX([.I$1:.I4])+[.G5]" office:value-type="time" office:time-value="PT18H55M00S" calcext:value-type="time">
            <text:p>18:55</text:p>
          </table:table-cell>
          <table:table-cell table:style-name="ce276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5.1.1." calcext:value-type="string">
            <text:p>5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8]); &quot;.&quot;)" office:value-type="string" office:string-value="5.1.2." calcext:value-type="string">
            <text:p>5.1.2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0]); &quot;.&quot;)" office:value-type="string" office:string-value="5.1.3." calcext:value-type="string">
            <text:p>5.1.3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1]); &quot;.&quot;)" office:value-type="string" office:string-value="5.1.4." calcext:value-type="string">
            <text:p>5.1.4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2]); &quot;.&quot;)" office:value-type="string" office:string-value="5.1.5." calcext:value-type="string">
            <text:p>5.1.5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Installation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260" table:formula="of:=MAX([.I$1:.I12])+[.G14]" office:value-type="time" office:time-value="PT19H00M00S" calcext:value-type="time">
            <text:p>19:00</text:p>
          </table:table-cell>
          <table:table-cell table:style-name="ce276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manual after-installation tests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12])+[.G17]" office:value-type="time" office:time-value="PT19H25M00S" calcext:value-type="time">
            <text:p>19:2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29"/>
        <table:table-column table:style-name="co19" table:default-cell-style-name="Default"/>
        <table:table-column table:style-name="co20" table:default-cell-style-name="ce11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23" table:default-cell-style-name="ce275"/>
        <table:table-column table:style-name="co23" table:default-cell-style-name="ce258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6" calcext:value-type="float">
            <text:p>6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Packag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22])" office:value-type="time" office:time-value="PT00H30M00S" calcext:value-type="time">
            <text:p>00:30</text:p>
          </table:table-cell>
          <table:table-cell table:style-name="ce256" table:formula="of:=['5. Installation Testing'.$J$3]" office:value-type="time" office:time-value="PT19H25M00S" calcext:value-type="time">
            <text:p>19:25</text:p>
          </table:table-cell>
          <table:table-cell table:style-name="ce274" table:formula="of:=MAX([.I4:.I65522])" office:value-type="time" office:time-value="PT19H55M00S" calcext:value-type="time">
            <text:p>19:55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ommit and tag YAT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260" table:formula="of:=MAX([.I$1:.I4])+[.G5]" office:value-type="time" office:time-value="PT19H40M00S" calcext:value-type="time">
            <text:p>19:4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6.1.1." calcext:value-type="string">
            <text:p>6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7]); &quot;.&quot;)" office:value-type="string" office:string-value="6.1.2." calcext:value-type="string">
            <text:p>6.1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6]); &quot;.&quot;)" office:value-type="string" office:string-value="6.1.3." calcext:value-type="string">
            <text:p>6.1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Pack YAT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260" table:formula="of:=MAX([.I$1:.I15])+[.G18]" office:value-type="time" office:time-value="PT19H55M00S" calcext:value-type="time">
            <text:p>19:5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1">   &gt; Open </text:span><text:span text:style-name="T33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1">   &gt; Copy "DejaVu Info" from installed </text:span><text:span text:style-name="T21"><text:a xlink:href="../../../../../../../../Program%20Files/YAT" xlink:type="simple">C:\Program Files\YAT</text:a></text:span><text:span text:style-name="T3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1">   &gt; Copy "netrtfwriter Info" from installed </text:span><text:span text:style-name="T3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5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29"/>
        <table:table-column table:style-name="co19" table:default-cell-style-name="Default"/>
        <table:table-column table:style-name="co20" table:default-cell-style-name="ce11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23" table:default-cell-style-name="ce275"/>
        <table:table-column table:style-name="co23" table:default-cell-style-name="ce258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7" calcext:value-type="float">
            <text:p>7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Upload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33])" office:value-type="time" office:time-value="PT01H20M00S" calcext:value-type="time">
            <text:p>01:20</text:p>
          </table:table-cell>
          <table:table-cell table:style-name="ce256" table:formula="of:=['5. Installation Testing'.$J$3]" office:value-type="time" office:time-value="PT19H25M00S" calcext:value-type="time">
            <text:p>19:25</text:p>
          </table:table-cell>
          <table:table-cell table:style-name="ce274" table:formula="of:=MAX([.I4:.I65533])" office:value-type="time" office:time-value="PT20H45M00S" calcext:value-type="time">
            <text:p>20:45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date statistics</text:p>
          </table:table-cell>
          <table:table-cell table:style-name="ce233"/>
          <table:table-cell table:style-name="ce260" office:value-type="time" office:time-value="PT00H20M00S" calcext:value-type="time">
            <text:p>00:20</text:p>
          </table:table-cell>
          <table:table-cell table:style-name="ce276"/>
          <table:table-cell table:style-name="ce260" table:formula="of:=MAX([.I$1:.I4])+[.G5]" office:value-type="time" office:time-value="PT19H45M00S" calcext:value-type="time">
            <text:p>19:45</text:p>
          </table:table-cell>
          <table:table-cell table:style-name="ce276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7.1.1." calcext:value-type="string">
            <text:p>7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106"/>
          <table:table-cell table:style-name="ce228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Prepare upload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7])+[.G8]" office:value-type="time" office:time-value="PT19H55M00S" calcext:value-type="time">
            <text:p>19:5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8]; COUNTA([.C$9:.C9]); &quot;.&quot;)" office:value-type="string" office:string-value="7.2.1." calcext:value-type="string">
            <text:p>7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59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11]); &quot;.&quot;)" office:value-type="string" office:string-value="7.2.2." calcext:value-type="string">
            <text:p>7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12]); &quot;.&quot;)" office:value-type="string" office:string-value="7.2.3." calcext:value-type="string">
            <text:p>7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13]); &quot;.&quot;)" office:value-type="string" office:string-value="7.2.4." calcext:value-type="string">
            <text:p>7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60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1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24]); &quot;.&quot;)" office:value-type="string" office:string-value="7.2.5." calcext:value-type="string">
            <text:p>7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dd release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25])+[.G26]" office:value-type="time" office:time-value="PT20H25M00S" calcext:value-type="time">
            <text:p>20:2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60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106"/>
          <table:table-cell table:style-name="ce228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heck release and release note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38])+[.G39]" office:value-type="time" office:time-value="PT20H35M00S" calcext:value-type="time">
            <text:p>20:3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<text:span text:style-name="T21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Feature request and bug tracker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52])+[.G53]" office:value-type="time" office:time-value="PT20H45M00S" calcext:value-type="time">
            <text:p>20:45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29"/>
        <table:table-column table:style-name="co19" table:default-cell-style-name="Default"/>
        <table:table-column table:style-name="co20" table:default-cell-style-name="ce11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23" table:default-cell-style-name="ce275"/>
        <table:table-column table:style-name="co23" table:default-cell-style-name="ce258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8" calcext:value-type="float">
            <text:p>8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Finalization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301" table:formula="of:=[.G3]+SUM([.G4:.G65548])" office:value-type="time" office:time-value="PT03H45M00S" calcext:value-type="time">
            <text:p>03:45:00</text:p>
          </table:table-cell>
          <table:table-cell table:style-name="ce256" table:formula="of:=['7. Upload'.$J$3]" office:value-type="time" office:time-value="PT20H45M00S" calcext:value-type="time">
            <text:p>20:45</text:p>
          </table:table-cell>
          <table:table-cell table:style-name="ce274" table:formula="of:=MAX([.I4:.I65548])" office:value-type="time" office:time-value="PT24H00M00S" calcext:value-type="time">
            <text:p>24:00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Send email to the YAT mailing list (Attention: Mail delay up to 60 min !!!)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4])+[.G5]" office:value-type="time" office:time-value="PT21H15M00S" calcext:value-type="time">
            <text:p>21:15</text:p>
          </table:table-cell>
          <table:table-cell table:style-name="ce276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8.1.1." calcext:value-type="string">
            <text:p>8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7]); &quot;.&quot;)" office:value-type="string" office:string-value="8.1.2." calcext:value-type="string">
            <text:p>8.1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9]); &quot;.&quot;)" office:value-type="string" office:string-value="8.1.3." calcext:value-type="string">
            <text:p>8.1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0]); &quot;.&quot;)" office:value-type="string" office:string-value="8.1.4." calcext:value-type="string">
            <text:p>8.1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1]); &quot;.&quot;)" office:value-type="string" office:string-value="8.1.5." calcext:value-type="string">
            <text:p>8.1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2]); &quot;.&quot;)" office:value-type="string" office:string-value="8.1.6." calcext:value-type="string">
            <text:p>8.1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4]); &quot;.&quot;)" office:value-type="string" office:string-value="8.1.7." calcext:value-type="string">
            <text:p>8.1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6]); &quot;.&quot;)" office:value-type="string" office:string-value="8.1.8." calcext:value-type="string">
            <text:p>8.1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7]); &quot;.&quot;)" office:value-type="string" office:string-value="8.1.9." calcext:value-type="string">
            <text:p>8.1.9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<text:span text:style-name="T34">Submit news</text:span>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260" table:formula="of:=MAX([.I$1:.I21])+[.G22]" office:value-type="time" office:time-value="PT21H30M00S" calcext:value-type="time">
            <text:p>21:3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leanup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28])+[.G29]" office:value-type="time" office:time-value="PT21H45M00S" calcext:value-type="time">
            <text:p>21:45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106"/>
          <table:table-cell table:style-name="ce228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grade tool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311" table:formula="of:=MAX([.I$1:.I28])+[.G38]" office:value-type="time" office:time-value="PT22H30M00S" calcext:value-type="time">
            <text:p>22:30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create and verify working copy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36])+[.G44]" office:value-type="time" office:time-value="PT22H00M00S" calcext:value-type="time">
            <text:p>22:00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30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30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rchive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59])+[.G60]" office:value-type="time" office:time-value="PT22H45M00S" calcext:value-type="time">
            <text:p>22:45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/>
          <table:table-cell table:style-name="ce228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Backup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311" table:formula="of:=MAX([.I$1:.I62])+[.G68]" office:value-type="time" office:time-value="PT23H45M00S" calcext:value-type="time">
            <text:p>23:45:00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33"/>
          <table:table-cell table:style-name="ce242"/>
          <table:table-cell table:style-name="ce295" office:value-type="string" calcext:value-type="string">
            <text:p>Update and verify working copy =&gt; <text:span text:style-name="T35">Wait for a few days in case of a severe issue</text:span>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73])+[.G74]" office:value-type="time" office:time-value="PT24H00M00S" calcext:value-type="time">
            <text:p>00:00:00</text:p>
          </table:table-cell>
          <table:table-cell table:style-name="ce285"/>
          <table:table-cell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5]); &quot;.&quot;)" office:value-type="string" office:string-value="8.8.1." calcext:value-type="string">
            <text:p>8.8.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6]); &quot;.&quot;)" office:value-type="string" office:string-value="8.8.2." calcext:value-type="string">
            <text:p>8.8.2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7]); &quot;.&quot;)" office:value-type="string" office:string-value="8.8.3." calcext:value-type="string">
            <text:p>8.8.3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8]); &quot;.&quot;)" office:value-type="string" office:string-value="8.8.4." calcext:value-type="string">
            <text:p>8.8.4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9]); &quot;.&quot;)" office:value-type="string" office:string-value="8.8.5." calcext:value-type="string">
            <text:p>8.8.5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0]); &quot;.&quot;)" office:value-type="string" office:string-value="8.8.6." calcext:value-type="string">
            <text:p>8.8.6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2">Not possible to refer to [2. Preparation] because of formatting</text:span></text:p>
            </office:annotation>
            <text:p><text:span text:style-name="T31">Set product version in MKY file headers </text:span><text:span text:style-name="T29">*.* throughout "\Trunk\MKY"</text:span><text:span text:style-name="T30"> (348 occurrences, incl. 4 of port workaround analysi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0"/>
          <table:table-cell table:style-name="ce299"/>
          <table:table-cell table:style-name="ce290" office:value-type="string" calcext:value-type="string">
            <text:p><text:span text:style-name="T21">&gt; Append</text:span><text:span text:style-name="T24"> 'Development', e.g. '</text:span><text:span text:style-name="T36">// MKY Version 1.0.28 Development</text:span><text:span text:style-name="T24">'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2]); &quot;.&quot;)" office:value-type="string" office:string-value="8.8.7." calcext:value-type="string">
            <text:p>8.8.7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0"/>
          <table:table-cell table:style-name="ce299"/>
          <table:table-cell table:style-name="ce290" office:value-type="string" calcext:value-type="string">
            <text:p><text:span text:style-name="T21">&gt; Append</text:span><text:span text:style-name="T24"> 'Development', e.g. '</text:span><text:span text:style-name="T36">// NUnit Version 1.0.22 Development</text:span><text:span text:style-name="T24">'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4]); &quot;.&quot;)" office:value-type="string" office:string-value="8.8.8." calcext:value-type="string">
            <text:p>8.8.8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0"/>
          <table:table-cell table:style-name="ce299"/>
          <table:table-cell table:style-name="ce290" office:value-type="string" calcext:value-type="string">
            <text:p><text:span text:style-name="T21">&gt; Append </text:span><text:span text:style-name="T24">'Development', e.g. '</text:span><text:span text:style-name="T36">// YAT Version 2.3.90 Development</text:span><text:span text:style-name="T24">'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6]); &quot;.&quot;)" office:value-type="string" office:string-value="8.8.9." calcext:value-type="string">
            <text:p>8.8.9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stability indication in "YAT.Application.ApplicationEx"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ctivate 'Development' to clearly indicate non-release stat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29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 style:data-style-name="N2" text:time-value="21:24:07.1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3DT1H35M3S</meta:editing-duration>
    <meta:editing-cycles>487</meta:editing-cycles>
    <meta:generator>LibreOffice/6.4.3.2$Windows_X86_64 LibreOffice_project/747b5d0ebf89f41c860ec2a39efd7cb15b54f2d8</meta:generator>
    <meta:initial-creator>Matthias Kläy</meta:initial-creator>
    <dc:date>2021-01-03T21:28:21.237000000</dc:date>
    <meta:print-date>2020-09-07T21:30:33.104000000</meta:print-date>
    <meta:document-statistic meta:table-count="9" meta:cell-count="1438" meta:object-count="0"/>
  </office:meta>
</office:document-meta>
</file>